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50pt" fo:font-weight="normal" fo:font-family="Roboto" style:font-family-asian="Roboto" style:font-family-complex="Roboto" fo:background-color="transparent" fo:color="#3c4043"/>
    </style:style>
    <style:style style:name="T2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" style:family="text">
      <style:text-properties fo:font-size="10.50pt" fo:font-weight="normal" fo:font-family="Roboto" style:font-family-asian="Roboto" style:font-family-complex="Roboto" fo:background-color="transparent" fo:color="#3c4043"/>
    </style:style>
    <style:style style:name="T4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5" style:family="text">
      <style:text-properties fo:font-size="10.50pt" fo:font-weight="normal" fo:font-family="Roboto" style:font-family-asian="Roboto" style:font-family-complex="Roboto" fo:background-color="transparent" fo:color="#3c4043"/>
    </style:style>
    <style:style style:name="T6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7" style:family="text">
      <style:text-properties fo:font-size="10.50pt" fo:font-weight="normal" fo:font-family="Roboto" style:font-family-asian="Roboto" style:font-family-complex="Roboto" fo:background-color="transparent" fo:color="#3c4043"/>
    </style:style>
    <style:style style:name="P1" style:family="paragraph">
      <style:paragraph-properties fo:line-height="115.00%" fo:text-align="left" fo:margin-bottom="8.00pt"/>
    </style:style>
  </office:automatic-styles>
  <office:body>
    <office:text>
      <text:p text:style-name="P1"><text:span text:style-name="T1">The castle was quiet at night.</text:span><text:span text:style-name="T2"><text:line-break/></text:span><text:span text:style-name="T3">A lantern flickered in the tower.</text:span><text:span text:style-name="T4"><text:line-break/></text:span><text:span text:style-name="T5">A shadow moved behind the curtain.</text:span><text:span text:style-name="T6"><text:line-break/></text:span><text:span text:style-name="T7">Was someone watching? TOWA E PROMQNA NQMA DA Q Im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